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24e9" officeooo:paragraph-rsid="000724e9"/>
    </style:style>
    <style:style style:name="P2" style:family="paragraph" style:parent-style-name="Standard">
      <style:text-properties officeooo:rsid="00080087" officeooo:paragraph-rsid="00080087"/>
    </style:style>
    <style:style style:name="P3" style:family="paragraph" style:parent-style-name="Standard">
      <style:text-properties officeooo:rsid="00080087" officeooo:paragraph-rsid="00086bae"/>
    </style:style>
    <style:style style:name="P4" style:family="paragraph" style:parent-style-name="Standard">
      <style:text-properties officeooo:rsid="00080087" officeooo:paragraph-rsid="000bc563"/>
    </style:style>
    <style:style style:name="P5" style:family="paragraph" style:parent-style-name="Standard">
      <style:text-properties officeooo:rsid="000b2093" officeooo:paragraph-rsid="000b2093"/>
    </style:style>
    <style:style style:name="P6" style:family="paragraph" style:parent-style-name="Standard">
      <style:text-properties officeooo:rsid="000bc563" officeooo:paragraph-rsid="000bc563"/>
    </style:style>
    <style:style style:name="T1" style:family="text">
      <style:text-properties officeooo:rsid="0007b87a"/>
    </style:style>
    <style:style style:name="T2" style:family="text">
      <style:text-properties officeooo:rsid="00080f23"/>
    </style:style>
    <style:style style:name="T3" style:family="text">
      <style:text-properties officeooo:rsid="00086bae"/>
    </style:style>
    <style:style style:name="T4" style:family="text">
      <style:text-properties officeooo:rsid="000b283c"/>
    </style:style>
    <style:style style:name="T5" style:family="text">
      <style:text-properties officeooo:rsid="000bc5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Standard"/>
      <text:p text:style-name="P1">At <text:s/><text:span text:style-name="T1">first, when we were testing only 1 population, the solution depended heavily upon the initial state of the population. The mutation is the only way to bring new genetic materials, if the initial state isn’t optimized the evolution can take longer to converge to a solution.</text:span></text:p>
      <text:p text:style-name="P1"/>
      <text:p text:style-name="P1"/>
      <text:p text:style-name="P2">But in real life there <text:span text:style-name="T2">is not only one population, it’s many population interacting with each other, thus we developped 4 strategies with 2 populations interacting with each other :</text:span></text:p>
      <text:p text:style-name="P2"/>
      <text:p text:style-name="P2">- <text:span text:style-name="T2">2 independants populations but the best solution is the best of both populations, this method illustrates the phenomenon of genetic drift.</text:span></text:p>
      <text:p text:style-name="P2"/>
      <text:p text:style-name="P2">-<text:span text:style-name="T2">2 warring state populations : both populations are competing to stay alive, it’s the survival of the most fitted population. In real life, technological advances faster in a period of war. Every 20 generations, both populations go to war and there is 2 possibilities :</text:span></text:p>
      <text:p text:style-name="P3"><text:tab/> -<text:span text:style-name="T3">a no mercy war : the strongest population annihilates the weakest, and new random population takes its place. But this solution isn’t the best because there is no other benefit for the strongest than staying alive, which is already good enough. 25 generations to surpass the strongest is not enough so the weakest population will remain the weakest so we abandoned this option</text:span></text:p>
      <text:p text:style-name="P3"><text:span text:style-name="T3"><text:tab/>- prisoners war : the strongest population looses its 2 weakest individuals at war ( war casualties) and takes the 2 most fitted individuals of <text:s/>the weakest population as prisoners , they will be part of the strongest population. And a new random population take the place of the weakest population. This is the most suitable option for warring state because every 25 generations the strongest get 2 strong new individuals who can contribute . But also every 25 generations, the gene pool is larger because every 25 generations a new random population widen the gene pool.</text:span></text:p>
      <text:p text:style-name="P3"/>
      <text:p text:style-name="P3"/>
      <text:p text:style-name="P4">-<text:span text:style-name="T4">2 population with migrations : <text:s/>simulating the « brain drain » phenomenon . Each 25 generations, each <text:s/>population send a copy of their 2 best indivuals replacing their 2 worst indivuals.</text:span></text:p>
      <text:p text:style-name="P4"><text:span text:style-name="T5">The Brain Drain let both population evolve while adding new genetic materials, but the gene pool isn’t as large as the the warring state method.</text:span></text:p>
      <text:p text:style-name="P4"/>
      <text:p text:style-name="P6">The interactions method bring new genetics materials along with mu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0:11:42.368213676</meta:creation-date>
    <dc:date>2019-05-22T11:57:38.287474790</dc:date>
    <meta:editing-duration>PT14S</meta:editing-duration>
    <meta:editing-cycles>1</meta:editing-cycles>
    <meta:document-statistic meta:table-count="0" meta:image-count="0" meta:object-count="0" meta:page-count="1" meta:paragraph-count="9" meta:word-count="370" meta:character-count="2224" meta:non-whitespace-character-count="1856"/>
    <meta:generator>LibreOffice/6.0.7.3$Linux_X86_64 LibreOffice_project/00m0$Build-3</meta:generator>
  </office:meta>
</office:document-meta>
</file>